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65.15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2.64pt"/>
    </style:style>
    <style:style style:name="co11" style:family="table-column">
      <style:table-column-properties fo:break-before="auto" style:column-width="104.94pt"/>
    </style:style>
    <style:style style:name="co12" style:family="table-column">
      <style:table-column-properties fo:break-before="auto" style:column-width="155.14pt"/>
    </style:style>
    <style:style style:name="co13" style:family="table-column">
      <style:table-column-properties fo:break-before="auto" style:column-width="182.15pt"/>
    </style:style>
    <style:style style:name="co14" style:family="table-column">
      <style:table-column-properties fo:break-before="auto" style:column-width="141.25pt"/>
    </style:style>
    <style:style style:name="co15" style:family="table-column">
      <style:table-column-properties fo:break-before="auto" style:column-width="133.51pt"/>
    </style:style>
    <style:style style:name="co16" style:family="table-column">
      <style:table-column-properties fo:break-before="auto" style:column-width="213.79pt"/>
    </style:style>
    <style:style style:name="co17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65971317 0.3501199 <text:s/>0.81959379 0.6421232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5522388 0.28239845 0.83050847 0.58915947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3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 text:c="2"/>0. 1327. <text:s text:c="3"/>0. <text:s/>494. <text:s/>825. <text:s text:c="3"/>0. <text:s text:c="3"/>0. 1337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/>0. 371. <text:s text:c="2"/>0. 132. 175. <text:s text:c="2"/>0. <text:s text:c="2"/>0. 318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" calcext:value-type="float">
            <text:p>0.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59467097 0.91105769 0.75 <text:s text:c="6"/>0.6022409 <text:s/>0.63850688 0.858536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2704082 0.71291866 0.33918129 0.31550802 0.40869565 0.551122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6516853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0209724 0.86136364 0.75694444 0.53349876 0.62260536 0.854368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445652 0.71634615 0.21969697 0.2718894 <text:s/>0.37203166 0.396057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58 <text:s text:c="5"/>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256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64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8326. 1684. 1680. 1689. 2106. <text:s/>879. 1446. 1704. 1031. <text:s/>922. 1528. 217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443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2046. <text:s/>460. <text:s/>382. <text:s/>426. <text:s/>550. <text:s/>216. <text:s/>386. <text:s/>389. <text:s/>279. <text:s/>253. <text:s/>423. <text:s/>485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108.]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consecutive RNNs + AdamOptimizer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, 3), (6,3), (3,3)</text:p>
          </table:table-cell>
          <table:table-cell office:value-type="string" calcext:value-type="string">
            <text:p>20, 20, 10</text:p>
          </table:table-cell>
          <table:table-cell office:value-type="string" calcext:value-type="string">
            <text:p>Yes → strides: (3, 1), (3,1), (1,1)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layers cnn + one rnn layer</text:p>
          </table:table-cell>
          <table:table-cell office:value-type="string" calcext:value-type="string">
            <text:p>test precision score: <text:s/>[0.63752122 0.93564356 0.79365079 0.6122449 <text:s/>0.74117647 0.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5051546 0.85046729 0.60638298 0.46296296 0.64556962 0.671755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04918 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2142171 0.87906977 0.72463768 0.56603774 0.71052632 0.881818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90163934 0.86666667 0.43181818 0.42372881 0.52040816 0.661654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545454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1:30:43.679242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30T17:34:30.247576355</dc:date>
    <meta:editing-duration>PT10H48M28S</meta:editing-duration>
    <meta:editing-cycles>56</meta:editing-cycles>
    <meta:generator>LibreOffice/6.0.7.3$Linux_X86_64 LibreOffice_project/00m0$Build-3</meta:generator>
    <meta:document-statistic meta:table-count="1" meta:cell-count="913" meta:object-count="0"/>
  </office:meta>
</office:document-meta>
</file>